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177d" officeooo:paragraph-rsid="0018177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8177d"/>
    </style:style>
    <style:style style:name="P3" style:family="paragraph" style:parent-style-name="Standard">
      <style:text-properties officeooo:rsid="0018177d" officeooo:paragraph-rsid="0018177d"/>
    </style:style>
    <style:style style:name="P4" style:family="paragraph" style:parent-style-name="Standard">
      <style:text-properties fo:font-weight="bold" officeooo:rsid="0018177d" officeooo:paragraph-rsid="0018177d" style:font-weight-asian="bold" style:font-weight-complex="bold"/>
    </style:style>
    <style:style style:name="P5" style:family="paragraph" style:parent-style-name="Standard">
      <style:text-properties officeooo:rsid="001ec4f5" officeooo:paragraph-rsid="001ec4f5"/>
    </style:style>
    <style:style style:name="P6" style:family="paragraph" style:parent-style-name="Standard">
      <style:text-properties officeooo:rsid="001f8745" officeooo:paragraph-rsid="001f8745"/>
    </style:style>
    <style:style style:name="T1" style:family="text">
      <style:text-properties officeooo:rsid="001c1496"/>
    </style:style>
    <style:style style:name="T2" style:family="text">
      <style:text-properties officeooo:rsid="001d948e"/>
    </style:style>
    <style:style style:name="T3" style:family="text">
      <style:text-properties officeooo:rsid="001f8745"/>
    </style:style>
    <style:style style:name="T4" style:family="text">
      <style:text-properties officeooo:rsid="001f8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 King - Week 1<text:span text:style-name="T1">3</text:span> Research Project</text:p>
      <text:p text:style-name="P3"/>
      <text:p text:style-name="P4">5. What is Swagger?  Why would you use Swagger?  What can be done with Swagger? </text:p>
      <text:p text:style-name="P2"><text:a xlink:type="simple" xlink:href="https://search.brave.com/search?q=In+Java%2C+using+the+Eclipse+IDE%2C+and+Spring+Boot+API%27s%2C+for+context%2C+what+is+Swagger%3F++Why+would+you+use+Swagger%3F++What+can+be+done+with+Swagger%3F&amp;source=llmSuggest&amp;summary=1&amp;conversation=7b5b3fd5c8a39a6fbbd129" text:style-name="Internet_20_link" text:visited-style-name="Visited_20_Internet_20_Link"><text:span text:style-name="T2">https://search.brave.com/search?q=In+Java%2C+using+the+Eclipse+IDE%2C+and+Spring+Boot+API%27s%2C+for+context%2C+what+is+Swagger%3F++Why+would+you+use+Swagger%3F++What+can+be+done+with+Swagger%3F&amp;source=llmSuggest&amp;summary=1&amp;conversation=7b5b3fd5c8a39a6fbbd</text:span></text:a></text:p>
      <text:p text:style-name="P3"/>
      <text:p text:style-name="P5">Swagger is an OpenAPI documentation tool for REST API's. <text:s/>It is used for making documentation of REST API's <text:span text:style-name="T3">and JSON </text:span>easier, without being overly repetitive, and it can produce the REST schema code for them, as well. <text:s/>Swagger also provides a web-based user interface for testing the API's.</text:p>
      <text:p text:style-name="P3"/>
      <text:p text:style-name="P4">7. What is Postman?  Why would you use Postman?  What can be done with Postman? </text:p>
      <text:p text:style-name="P2"><text:a xlink:type="simple" xlink:href="https://search.brave.com/search?q=In+Java%2C+using+the+Eclipse+IDE%2C+and+Spring+Boot+API%27s%2C+for+context%2C+what+is+Postman%3F++Why+would+you+use+Postman%3F++What+can+be+done+with+Postman%3F&amp;source=llmSuggest&amp;summary=1&amp;conversation=641392570f9f68329c4489" text:style-name="Internet_20_link" text:visited-style-name="Visited_20_Internet_20_Link"><text:span text:style-name="T2">https://search.brave.com/search?q=In+Java%2C+using+the+Eclipse+IDE%2C+and+Spring+Boot+API%27s%2C+for+context%2C+what+is+Postman%3F++Why+would+you+use+Postman%3F++What+can+be+done+with+Postman%3F&amp;source=llmSuggest&amp;summary=1&amp;conversation=641392570f9f68329c4</text:span></text:a></text:p>
      <text:p text:style-name="P3"/>
      <text:p text:style-name="P6">Postman is a multi-language development tool for generating, modifying, and testing API's. <text:s/>It works with Java (including with Spring Boot), Python, C, cURL, and other languages, to build and save HTTP requests, read their responses, and then test them automatically.<text:span text:style-name="T4"> <text:s/>It also allows you to manage your API environment and collaborate with other developers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311in" fo:margin-right="0.5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7T23:32:43.746000000</meta:creation-date>
    <meta:generator>LibreOffice/7.1.1.2$Windows_X86_64 LibreOffice_project/fe0b08f4af1bacafe4c7ecc87ce55bb426164676</meta:generator>
    <dc:date>2025-04-05T15:19:20.823000000</dc:date>
    <meta:editing-duration>PT19M5S</meta:editing-duration>
    <meta:editing-cycles>2</meta:editing-cycles>
    <meta:document-statistic meta:table-count="0" meta:image-count="0" meta:object-count="0" meta:page-count="1" meta:paragraph-count="7" meta:word-count="141" meta:character-count="1351" meta:non-whitespace-character-count="1207"/>
  </office:meta>
</office:document-meta>
</file>